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474" officeooo:paragraph-rsid="00117474"/>
    </style:style>
    <style:style style:name="P2" style:family="paragraph" style:parent-style-name="Standard">
      <style:text-properties officeooo:rsid="001296fb" officeooo:paragraph-rsid="001296fb"/>
    </style:style>
    <style:style style:name="P3" style:family="paragraph" style:parent-style-name="Standard">
      <style:text-properties officeooo:rsid="001323c4" officeooo:paragraph-rsid="001323c4"/>
    </style:style>
    <style:style style:name="P4" style:family="paragraph" style:parent-style-name="Standard">
      <style:text-properties fo:font-weight="bold" officeooo:rsid="001323c4" officeooo:paragraph-rsid="001323c4" style:font-weight-asian="bold" style:font-weight-complex="bold"/>
    </style:style>
    <style:style style:name="P5" style:family="paragraph" style:parent-style-name="Standard">
      <style:paragraph-properties fo:break-before="page"/>
      <style:text-properties officeooo:rsid="001296fb" officeooo:paragraph-rsid="001296fb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: sequenza di contenitori omogenei (tutti con lo stesso tipo di dato) memorizzati consecutivamente (in posizioni consecutive) identificati da un nome comune e da un indice numerico.</text:p>
      <text:p text:style-name="P1"/>
      <text:p text:style-name="P2">[<text:tab/><text:tab/>] (0)<text:tab/>&lt;-- sequenza di interi</text:p>
      <text:p text:style-name="P2">[<text:tab/><text:tab/>] (1)</text:p>
      <text:p text:style-name="P2">[<text:tab/><text:tab/>]</text:p>
      <text:p text:style-name="P2">[<text:tab/><text:tab/>]</text:p>
      <text:p text:style-name="P2">[<text:tab/><text:tab/>]</text:p>
      <text:p text:style-name="P2">[<text:tab/><text:tab/>]</text:p>
      <text:p text:style-name="P2">[<text:tab/><text:tab/>]</text:p>
      <text:p text:style-name="P2">[<text:tab/><text:tab/>] (8)</text:p>
      <text:p text:style-name="P2"/>
      <text:p text:style-name="P3">in C:</text:p>
      <text:p text:style-name="P3"/>
      <text:p text:style-name="P4">float<text:span text:style-name="T1"> seqDiFloat[20]; //float: tipo di ogni contenitore; seqDiFloat: nome comune</text:span></text:p>
      <text:p text:style-name="P4"><text:span text:style-name="T1"/></text:p>
      <text:p text:style-name="P4">char<text:span text:style-name="T1"> parola[30]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2" meta:paragraph-count="12" meta:word-count="64" meta:character-count="354" meta:non-whitespace-character-count="294"/>
  </office:meta>
</office:document-meta>
</file>